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.49941897392273" calcext:value-type="float">
            <text:p>3.4994189739227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.2613086700439" calcext:value-type="float">
            <text:p>16.261308670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754219055176" calcext:value-type="float">
            <text:p>26.9754219055176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6201in" svg:y="0in">
            <draw:object draw:notify-on-update-of-ranges="Sheet2.A1:Sheet2.A3 Sheet2.B1:Sheet2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9.64" calcext:value-type="float">
            <text:p>-9.64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6:48:05.825000000</meta:creation-date>
    <dc:date>2023-08-31T16:16:26.798000000</dc:date>
    <meta:editing-duration>P6DT23H28M25S</meta:editing-duration>
    <meta:editing-cycles>1</meta:editing-cycles>
    <meta:document-statistic meta:table-count="2" meta:cell-count="12" meta:object-count="2"/>
    <meta:generator>LibreOffice/7.4.4.2$Windows_X86_64 LibreOffice_project/85569322deea74ec9134968a29af2df5663baa2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3" svg:x="0.32cm" svg:y="0.18cm" svg:width="12.508cm" svg:height="8.64cm">
          <chart:coordinate-region svg:x="1.232cm" svg:y="0.379cm" svg:width="11.40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" chart:class="chart:scatter">
            <chart:domain table:cell-range-address="Sheet1.A1:Sheet1.A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9941897392273">
                <text:p>3.49941897392273</text:p>
                <draw:g>
                  <svg:desc>Sheet1.A1:Sheet1.A3</svg:desc>
                </draw:g>
              </table:table-cell>
              <table:table-cell office:value-type="float" office:value="-90">
                <text:p>-90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2613086700439">
                <text:p>16.26130867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9754219055176">
                <text:p>26.9754219055176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A1:Sheet2.B3" svg:x="0.32cm" svg:y="0.18cm" svg:width="11.264cm" svg:height="8.64cm">
          <chart:coordinate-region svg:x="0.558cm" svg:y="0.379cm" svg:width="10.8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3" chart:class="chart:scatter">
            <chart:domain table:cell-range-address="Sheet2.A1:Sheet2.A3"/>
            <chart:regression-curve chart:style-name="ch7">
              <chart:equation chart:display-equation="true" chart:display-r-square="false" svg:x="7.003cm" svg:y="7.097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64">
                <text:p>-9.64</text:p>
                <draw:g>
                  <svg:desc>Sheet2.A1:Sheet2.A3</svg:desc>
                </draw:g>
              </table:table-cell>
              <table:table-cell office:value-type="float" office:value="-90">
                <text:p>-90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8">
                <text:p>10.88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